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fada" officeooo:paragraph-rsid="000efada"/>
    </style:style>
    <style:style style:name="P2" style:family="paragraph" style:parent-style-name="Standard">
      <style:paragraph-properties fo:text-align="start" style:justify-single-word="false"/>
      <style:text-properties officeooo:rsid="000efada" officeooo:paragraph-rsid="000efada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ada" officeooo:paragraph-rsid="000efad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522f" officeooo:paragraph-rsid="0014522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522f" officeooo:paragraph-rsid="0014522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866f" officeooo:paragraph-rsid="0018866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180a" officeooo:paragraph-rsid="001a180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522f" officeooo:paragraph-rsid="0014522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df8b" officeooo:paragraph-rsid="0015df8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866f" officeooo:paragraph-rsid="0018866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180a" officeooo:paragraph-rsid="001a180a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efada" officeooo:paragraph-rsid="000efada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0efada" officeooo:paragraph-rsid="000efada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0efada" officeooo:paragraph-rsid="000efada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2dbf0" officeooo:paragraph-rsid="0012dbf0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2dbf0" officeooo:paragraph-rsid="0012dbf0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12e5c" officeooo:paragraph-rsid="00112e5c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112e5c" officeooo:paragraph-rsid="00112e5c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8866f" officeooo:paragraph-rsid="0018866f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4522f" officeooo:paragraph-rsid="000efad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a180a" officeooo:paragraph-rsid="001b51f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5df8b" officeooo:paragraph-rsid="0015df8b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efada" officeooo:paragraph-rsid="000efada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efada" officeooo:paragraph-rsid="001b51fb" style:font-weight-asian="bold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14522f" officeooo:paragraph-rsid="0014522f"/>
    </style:style>
    <style:style style:name="P26" style:family="paragraph" style:parent-style-name="Standard" style:list-style-name="L4">
      <style:paragraph-properties fo:text-align="start" style:justify-single-word="false"/>
      <style:text-properties fo:font-weight="normal" officeooo:rsid="0014522f" officeooo:paragraph-rsid="0014522f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weight="normal" officeooo:rsid="0014522f" officeooo:paragraph-rsid="0014522f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weight="normal" officeooo:rsid="001793e7" officeooo:paragraph-rsid="001793e7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weight="normal" officeooo:rsid="001a180a" officeooo:paragraph-rsid="001a180a" style:font-weight-asian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weight="normal" officeooo:rsid="001a180a" officeooo:paragraph-rsid="001a180a" style:font-weight-asian="normal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font-weight="normal" officeooo:rsid="001a180a" officeooo:paragraph-rsid="001a180a" style:font-weight-asian="normal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fo:font-weight="normal" officeooo:rsid="001a180a" officeooo:paragraph-rsid="001a180a" style:font-weight-asian="normal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weight="normal" officeooo:rsid="001a180a" officeooo:paragraph-rsid="001a180a" style:font-weight-asian="normal" style:font-weight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fo:font-weight="normal" officeooo:rsid="001a180a" officeooo:paragraph-rsid="001a180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a180a" officeooo:paragraph-rsid="001a180a" style:font-weight-asian="normal" style:font-weight-complex="normal"/>
    </style:style>
    <style:style style:name="P36" style:family="paragraph" style:parent-style-name="Standard" style:list-style-name="L13">
      <style:paragraph-properties fo:text-align="start" style:justify-single-word="false"/>
      <style:text-properties fo:font-weight="normal" officeooo:rsid="001a180a" officeooo:paragraph-rsid="001b51fb" style:font-weight-asian="normal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fo:font-weight="normal" officeooo:rsid="0015df8b" officeooo:paragraph-rsid="0015df8b" style:font-weight-asian="normal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fo:font-weight="normal" officeooo:rsid="0015df8b" officeooo:paragraph-rsid="0015df8b" style:font-weight-asian="normal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fo:font-weight="normal" officeooo:rsid="0015df8b" officeooo:paragraph-rsid="001b51fb" style:font-weight-asian="normal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fo:font-weight="normal" officeooo:rsid="0015df8b" officeooo:paragraph-rsid="001b51fb" style:font-weight-asian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font-weight="normal" officeooo:rsid="0018866f" officeooo:paragraph-rsid="0018866f" style:font-weight-asian="normal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fo:font-weight="normal" officeooo:rsid="0018866f" officeooo:paragraph-rsid="0018866f" style:font-weight-asian="normal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font-weight="normal" officeooo:rsid="0018866f" officeooo:paragraph-rsid="0018866f" style:font-weight-asian="normal" style:font-weight-complex="normal"/>
    </style:style>
    <style:style style:name="P44" style:family="paragraph" style:parent-style-name="Standard" style:list-style-name="L9">
      <style:paragraph-properties fo:text-align="start" style:justify-single-word="false"/>
      <style:text-properties fo:font-weight="normal" officeooo:rsid="0018866f" officeooo:paragraph-rsid="0018866f" style:font-weight-asian="normal" style:font-weight-complex="normal"/>
    </style:style>
    <style:style style:name="P45" style:family="paragraph" style:parent-style-name="Standard" style:list-style-name="L11">
      <style:paragraph-properties fo:text-align="start" style:justify-single-word="false"/>
      <style:text-properties style:text-position="0% 100%" fo:font-weight="normal" officeooo:rsid="001a180a" officeooo:paragraph-rsid="001a180a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fo:font-weight="normal" officeooo:rsid="001a180a" officeooo:paragraph-rsid="001a180a" style:font-weight-asian="normal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style:text-position="0% 100%" fo:font-weight="bold" officeooo:rsid="001a180a" officeooo:paragraph-rsid="001a180a" style:font-weight-asian="bold" style:font-weight-complex="bold"/>
    </style:style>
    <style:style style:name="T1" style:family="text">
      <style:text-properties officeooo:rsid="00112e5c"/>
    </style:style>
    <style:style style:name="T2" style:family="text">
      <style:text-properties officeooo:rsid="0012dbf0"/>
    </style:style>
    <style:style style:name="T3" style:family="text">
      <style:text-properties officeooo:rsid="0014522f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5df8b"/>
    </style:style>
    <style:style style:name="T6" style:family="text">
      <style:text-properties style:text-position="super 58%" officeooo:rsid="001a180a"/>
    </style:style>
    <style:style style:name="T7" style:family="text">
      <style:text-properties style:text-position="0% 10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51fb" style:font-weight-asian="bold" style:font-weight-complex="bold"/>
    </style:style>
    <style:style style:name="T10" style:family="text">
      <style:text-properties officeooo:rsid="0015df8b"/>
    </style:style>
    <style:style style:name="T11" style:family="text">
      <style:text-properties officeooo:rsid="001793e7"/>
    </style:style>
    <style:style style:name="T12" style:family="text">
      <style:text-properties officeooo:rsid="001a180a"/>
    </style:style>
    <style:style style:name="T13" style:family="text">
      <style:text-properties officeooo:rsid="001b51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ssile Drizzle: Wimbledon</text:p>
      <text:p text:style-name="P3">Jack Storm</text:p>
      <text:p text:style-name="P24"><text:span text:style-name="T13">V. 1.01</text:span></text:p>
      <text:p text:style-name="P1"/>
      <text:p text:style-name="P3">Game Overview</text:p>
      <text:list xml:id="list438220743295614599" text:style-name="L1">
        <text:list-item>
          <text:p text:style-name="P12">Fire cannons at each other over a pit</text:p>
        </text:list-item>
        <text:list-item>
          <text:p text:style-name="P12">Themed after the Wimbledon</text:p>
        </text:list-item>
        <text:list-item>
          <text:p text:style-name="P12"><text:span text:style-name="T3">Matches</text:span> <text:span text:style-name="T3">are</text:span> <text:span text:style-name="T2">best of seven </text:span>7 rounds</text:p>
        </text:list-item>
        <text:list-item>
          <text:p text:style-name="P12">Rounds last 1 minute or until one side is defeated</text:p>
        </text:list-item>
      </text:list>
      <text:p text:style-name="P2"/>
      <text:p text:style-name="P3"><text:span text:style-name="T1">Things</text:span> <text:span text:style-name="T3">N</text:span>eeded to Implement</text:p>
      <text:list xml:id="list2749905496498430212" text:style-name="L2">
        <text:list-item>
          <text:p text:style-name="P13">Dynamic Camera System that zooms based on player locations</text:p>
        </text:list-item>
        <text:list-item>
          <text:p text:style-name="P13">Refined particle system that recycles particles and is capped at a limit workable with Xbox</text:p>
        </text:list-item>
        <text:list-item>
          <text:p text:style-name="P13">Parallax background</text:p>
        </text:list-item>
        <text:list-item>
          <text:p text:style-name="P13">Sepia Film Grain post process shader</text:p>
        </text:list-item>
        <text:list-item>
          <text:p text:style-name="P15">Bloom Shader on the explosions</text:p>
        </text:list-item>
        <text:list-item>
          <text:p text:style-name="P17">2 player mode</text:p>
        </text:list-item>
        <text:list-item>
          <text:p text:style-name="P19">Content Editor</text:p>
        </text:list-item>
      </text:list>
      <text:p text:style-name="P2"/>
      <text:p text:style-name="P20">Fun Stretch Extras</text:p>
      <text:list xml:id="list1487240383661551734" text:style-name="L3">
        <text:list-item>
          <text:p text:style-name="P14">Particle system limit changes depending on Xbox or PC</text:p>
        </text:list-item>
        <text:list-item>
          <text:p text:style-name="P25">Animated Crowd Particles</text:p>
        </text:list-item>
        <text:list-item>
          <text:p text:style-name="P16">Lens Flare/ <text:span text:style-name="T12">Day-Night cycle</text:span></text:p>
        </text:list-item>
        <text:list-item>
          <text:p text:style-name="P18">Music and sound effects</text:p>
        </text:list-item>
        <text:list-item>
          <text:p text:style-name="P18">4 player mode</text:p>
        </text:list-item>
      </text:list>
      <text:p text:style-name="P4">Risk Analysis</text:p>
      <text:list xml:id="list3565169045562180919" text:style-name="L4">
        <text:list-item>
          <text:p text:style-name="P26">Dynamic Camera – <text:span text:style-name="T8">High Risk</text:span></text:p>
        </text:list-item>
        <text:list-item>
          <text:p text:style-name="P26">Recycling Particle System – Low Risk..... <text:span text:style-name="T9">HIGH RISK</text:span></text:p>
        </text:list-item>
        <text:list-item>
          <text:p text:style-name="P26">Recycling Bullet Manager Class – Low Risk</text:p>
        </text:list-item>
        <text:list-item>
          <text:p text:style-name="P26">Sepia Filter – Low Risk</text:p>
        </text:list-item>
        <text:list-item>
          <text:p text:style-name="P26">Multiple Pass <text:span text:style-name="T11">Shader</text:span> – <text:span text:style-name="T8">High Risk</text:span></text:p>
        </text:list-item>
        <text:list-item>
          <text:p text:style-name="P28">Film Grain and Bloom – <text:span text:style-name="T8">High Risk</text:span></text:p>
        </text:list-item>
        <text:list-item>
          <text:p text:style-name="P26">2 Player Mode – Low Risk</text:p>
        </text:list-item>
        <text:list-item>
          <text:p text:style-name="P26">Parallax Background – Low Risk</text:p>
        </text:list-item>
        <text:list-item>
          <text:p text:style-name="P26"/>
        </text:list-item>
      </text:list>
      <text:p text:style-name="P4">Milestones</text:p>
      <text:p text:style-name="P5">Week 0, October 30<text:span text:style-name="T4">th</text:span>, 2013</text:p>
      <text:list xml:id="list7858215471116534094" text:style-name="L5">
        <text:list-item>
          <text:p text:style-name="P27">Basic Prototype showing player movement and cannon firing.</text:p>
        </text:list-item>
        <text:list-item>
          <text:p text:style-name="P27">Technical Design Document</text:p>
        </text:list-item>
        <text:list-item>
          <text:p text:style-name="P29">Update Development Blog</text:p>
        </text:list-item>
      </text:list>
      <text:p text:style-name="P8"/>
      <text:p text:style-name="P5">Week 1, <text:span text:style-name="T12">October 30</text:span><text:span text:style-name="T6">th</text:span><text:span text:style-name="T12"> - </text:span>November <text:span text:style-name="T10">6</text:span><text:span text:style-name="T5">th</text:span><text:span text:style-name="T10">, 2013</text:span></text:p>
      <text:list xml:id="list2905767061984499695" text:style-name="L6">
        <text:list-item>
          <text:p text:style-name="P37">Allow for Input Manager to work for multiple players</text:p>
        </text:list-item>
        <text:list-item>
          <text:p text:style-name="P37">Make Particle System recyclable and add a tentative limit</text:p>
        </text:list-item>
        <text:list-item>
          <text:p text:style-name="P41">Build the Bullet Manager</text:p>
        </text:list-item>
        <text:list-item>
          <text:p text:style-name="P37">Work on a collision system for the bullets</text:p>
        </text:list-item>
        <text:list-item>
          <text:p text:style-name="P30"><text:soft-page-break/>Update Development Blog</text:p>
        </text:list-item>
      </text:list>
      <text:p text:style-name="P9"/>
      <text:p text:style-name="P22">Week 2, <text:span text:style-name="T12">November 6</text:span><text:span text:style-name="T6">th</text:span><text:span text:style-name="T12"> - </text:span>November 13<text:span text:style-name="T4">th</text:span>, 2013</text:p>
      <text:list xml:id="list3754701279668345037" text:style-name="L7">
        <text:list-item>
          <text:p text:style-name="P39">Build the foundations of the Camera System.</text:p>
        </text:list-item>
        <text:list-item>
          <text:p text:style-name="P38">Add in the Parallax background</text:p>
        </text:list-item>
        <text:list-item>
          <text:p text:style-name="P42">Add in Player Bullet Collision</text:p>
        </text:list-item>
        <text:list-item>
          <text:p text:style-name="P42">Finish refining Player Physics</text:p>
        </text:list-item>
        <text:list-item>
          <text:p text:style-name="P42">Controller Detection screen for menu player and player two</text:p>
        </text:list-item>
        <text:list-item>
          <text:p text:style-name="P31">Update Development Blog</text:p>
        </text:list-item>
      </text:list>
      <text:p text:style-name="P10"/>
      <text:p text:style-name="P6">Week 3, <text:span text:style-name="T12">November 13</text:span><text:span text:style-name="T6">th</text:span><text:span text:style-name="T12"> - </text:span>November 20<text:span text:style-name="T4">th</text:span>, 2013</text:p>
      <text:list xml:id="list6031849589461723394" text:style-name="L8">
        <text:list-item>
          <text:p text:style-name="P43">Allow for multipass shader system</text:p>
        </text:list-item>
        <text:list-item>
          <text:p text:style-name="P40">Implement The Dynamic Camera based on Player positions</text:p>
        </text:list-item>
        <text:list-item>
          <text:p text:style-name="P43">Add in Sepia Shader</text:p>
        </text:list-item>
        <text:list-item>
          <text:p text:style-name="P43">Start Film Grain and Bloom Shaders</text:p>
        </text:list-item>
        <text:list-item>
          <text:p text:style-name="P43">Implement Multi-Language Menus</text:p>
        </text:list-item>
        <text:list-item>
          <text:p text:style-name="P43">Finish Cannon Physics</text:p>
        </text:list-item>
        <text:list-item>
          <text:p text:style-name="P32">Update Development Blog</text:p>
        </text:list-item>
      </text:list>
      <text:p text:style-name="P6"/>
      <text:p text:style-name="P6">Week 4, <text:span text:style-name="T12">November 20</text:span><text:span text:style-name="T6">th</text:span><text:span text:style-name="T12"> - </text:span>November 27<text:span text:style-name="T4">th</text:span>, 2013</text:p>
      <text:list xml:id="list849426199062632565" text:style-name="L9">
        <text:list-item>
          <text:p text:style-name="P44">Implement Results Screen</text:p>
        </text:list-item>
        <text:list-item>
          <text:p text:style-name="P44">Start Adding in Art</text:p>
        </text:list-item>
        <text:list-item>
          <text:p text:style-name="P44">Start Adding Music and Sound effects</text:p>
        </text:list-item>
        <text:list-item>
          <text:p text:style-name="P44">Work on the Content Editor</text:p>
        </text:list-item>
        <text:list-item>
          <text:p text:style-name="P33">Implement Animated particles</text:p>
        </text:list-item>
        <text:list-item>
          <text:p text:style-name="P33">Work on 4 Player mode.</text:p>
        </text:list-item>
        <text:list-item>
          <text:p text:style-name="P33">Update Development Blog</text:p>
        </text:list-item>
      </text:list>
      <text:p text:style-name="P11"/>
      <text:p text:style-name="P7">Week 5, November 27<text:span text:style-name="T4">th</text:span> – December 4<text:span text:style-name="T4">th</text:span>, 2013</text:p>
      <text:list xml:id="list1701101436877228719" text:style-name="L10">
        <text:list-item>
          <text:p text:style-name="P34">Polish the game</text:p>
        </text:list-item>
        <text:list-item>
          <text:p text:style-name="P34">Finish Implementing Film Grain and Bloom</text:p>
        </text:list-item>
        <text:list-item>
          <text:p text:style-name="P34">Keep Adding Art</text:p>
        </text:list-item>
        <text:list-item>
          <text:p text:style-name="P34">Keep Adding sound</text:p>
        </text:list-item>
        <text:list-item>
          <text:p text:style-name="P34">Optimize for 360</text:p>
        </text:list-item>
        <text:list-item>
          <text:p text:style-name="P34">Update Development Blog</text:p>
        </text:list-item>
      </text:list>
      <text:p text:style-name="P11"/>
      <text:p text:style-name="P7">Week 6, December 4<text:span text:style-name="T4">th</text:span> – December 11<text:span text:style-name="T4">th</text:span>, 2013</text:p>
      <text:list xml:id="list2158904499680797543" text:style-name="L11">
        <text:list-item>
          <text:p text:style-name="P45">Continue Polish</text:p>
        </text:list-item>
        <text:list-item>
          <text:p text:style-name="P45">Update Development Blog</text:p>
        </text:list-item>
        <text:list-item>
          <text:p text:style-name="P45">Cry a little</text:p>
        </text:list-item>
      </text:list>
      <text:p text:style-name="P46"/>
      <text:p text:style-name="P7"><text:span text:style-name="T7">Final, December 12</text:span><text:span text:style-name="T4">th</text:span><text:span text:style-name="T7">, 2013</text:span></text:p>
      <text:list xml:id="list2370458879538900996" text:style-name="L12">
        <text:list-item>
          <text:p text:style-name="P47">Present</text:p>
        </text:list-item>
      </text:list>
      <text:p text:style-name="P11"/>
      <text:p text:style-name="P21"><text:span text:style-name="T13"/></text:p>
      <text:p text:style-name="P21"><text:span text:style-name="T13"/></text:p>
      <text:p text:style-name="P21"><text:soft-page-break/><text:span text:style-name="T13">REVISIONS:</text:span></text:p>
      <text:p text:style-name="P21"><text:span text:style-name="T13"/></text:p>
      <text:p text:style-name="P21"><text:span text:style-name="T13">V. 1.01</text:span></text:p>
      <text:list xml:id="list1270853766032828535" text:style-name="L13">
        <text:list-item>
          <text:p text:style-name="P36"><text:span text:style-name="T13">Changed particle systems to high risk... need to redo particle system entirely</text:span></text:p>
        </text:list-item>
        <text:list-item>
          <text:p text:style-name="P36"><text:span text:style-name="T13">Pushed back Camera to week two to allow for time for particle syste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20:41:38.132000000</meta:creation-date>
    <dc:date>2013-11-04T22:49:40.52</dc:date>
    <meta:editing-duration>PT42M</meta:editing-duration>
    <meta:editing-cycles>10</meta:editing-cycles>
    <meta:generator>LibreOffice/4.0.3.3$Windows_x86 LibreOffice_project/0eaa50a932c8f2199a615e1eb30f7ac74279539</meta:generator>
    <meta:document-statistic meta:table-count="0" meta:image-count="0" meta:object-count="0" meta:page-count="3" meta:paragraph-count="83" meta:word-count="473" meta:character-count="2556" meta:non-whitespace-character-count="2220"/>
  </office:meta>
</office:document-meta>
</file>